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.15mm" svg:y="37.56mm">
            <draw:object draw:notify-on-update-of-ranges="Sheet1.C1:Sheet1.I1 Sheet1.A2:Sheet1.A2 Sheet1.C2:Sheet1.I2 Sheet1.A6:Sheet1.A6 Sheet1.C6:Sheet1.I6 Sheet1.A4:Sheet1.A4 Sheet1.C4:Sheet1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4.41mm" svg:y="38.3mm">
            <draw:object draw:notify-on-update-of-ranges="Sheet1.C1:Sheet1.I1 Sheet1.A2:Sheet1.A2 Sheet1.C1:Sheet1.I1 Sheet1.A6:Sheet1.A6 Sheet1.C7:Sheet1.I7 Sheet1.A4:Sheet1.A4 Sheet1.C5:Sheet1.I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pkt_size</text:p>
          </table:table-cell>
          <table:covered-table-cell table:style-name="ce3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472" calcext:value-type="float">
            <text:p>1472</text:p>
          </table:table-cell>
          <table:table-cell table:style-name="ce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Virtio (User)</text:p>
          </table:table-cell>
          <table:table-cell office:value-type="string" calcext:value-type="string">
            <text:p>CPU (%)</text:p>
          </table:table-cell>
          <table:table-cell table:formula="of:=(50.68+79.92)/2" office:value-type="float" office:value="65.3" calcext:value-type="float">
            <text:p>65,3</text:p>
          </table:table-cell>
          <table:table-cell table:formula="of:=(49.96+51.45)/2" office:value-type="float" office:value="50.705" calcext:value-type="float">
            <text:p>50,705</text:p>
          </table:table-cell>
          <table:table-cell table:formula="of:=(51.5+64.72)/2" office:value-type="float" office:value="58.11" calcext:value-type="float">
            <text:p>58,11</text:p>
          </table:table-cell>
          <table:table-cell table:formula="of:=(49.84+57.19)/2" office:value-type="float" office:value="53.515" calcext:value-type="float">
            <text:p>53,515</text:p>
          </table:table-cell>
          <table:table-cell table:formula="of:=(50.14+56.12)/2" office:value-type="float" office:value="53.13" calcext:value-type="float">
            <text:p>53,13</text:p>
          </table:table-cell>
          <table:table-cell table:formula="of:=(50.08+54.09)/2" office:value-type="float" office:value="52.085" calcext:value-type="float">
            <text:p>52,085</text:p>
          </table:table-cell>
          <table:table-cell table:formula="of:=(49.83+56.33)/2" office:value-type="float" office:value="53.08" calcext:value-type="float">
            <text:p>53,0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hroughput (10^6bits/sec)</text:p>
          </table:table-cell>
          <table:table-cell office:value-type="float" office:value="54" calcext:value-type="float">
            <text:p>54</text:p>
          </table:table-cell>
          <table:table-cell office:value-type="float" office:value="91.4" calcext:value-type="float">
            <text:p>91,4</text:p>
          </table:table-cell>
          <table:table-cell office:value-type="float" office:value="189.8" calcext:value-type="float">
            <text:p>189,8</text:p>
          </table:table-cell>
          <table:table-cell office:value-type="float" office:value="361.45" calcext:value-type="float">
            <text:p>361,45</text:p>
          </table:table-cell>
          <table:table-cell office:value-type="float" office:value="713.4" calcext:value-type="float">
            <text:p>713,4</text:p>
          </table:table-cell>
          <table:table-cell table:formula="of:=(969.8+958.7)/2" office:value-type="float" office:value="964.25" calcext:value-type="float">
            <text:p>964,25</text:p>
          </table:table-cell>
          <table:table-cell table:formula="of:=(1412.2+1421.4)/2" office:value-type="float" office:value="1416.8" calcext:value-type="float">
            <text:p>1416,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1000e (User)</text:p>
          </table:table-cell>
          <table:table-cell office:value-type="string" calcext:value-type="string">
            <text:p>CPU (%)</text:p>
          </table:table-cell>
          <table:table-cell table:formula="of:=(41.7+50.48)/2" office:value-type="float" office:value="46.09" calcext:value-type="float">
            <text:p>46,09</text:p>
          </table:table-cell>
          <table:table-cell table:formula="of:=(51.07+62.82)/2" office:value-type="float" office:value="56.945" calcext:value-type="float">
            <text:p>56,945</text:p>
          </table:table-cell>
          <table:table-cell table:formula="of:=(51.16+63.04)/2" office:value-type="float" office:value="57.1" calcext:value-type="float">
            <text:p>57,1</text:p>
          </table:table-cell>
          <table:table-cell table:formula="of:=(49.99+38.51)/2" office:value-type="float" office:value="44.25" calcext:value-type="float">
            <text:p>44,25</text:p>
          </table:table-cell>
          <table:table-cell table:formula="of:=(51.13+63.57)/2" office:value-type="float" office:value="57.35" calcext:value-type="float">
            <text:p>57,35</text:p>
          </table:table-cell>
          <table:table-cell table:formula="of:=(50.69+47.49)/2" office:value-type="float" office:value="49.09" calcext:value-type="float">
            <text:p>49,09</text:p>
          </table:table-cell>
          <table:table-cell table:formula="of:=(50.35+40.54)/2" office:value-type="float" office:value="45.445" calcext:value-type="float">
            <text:p>45,445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hroughput (10^6bits/sec)</text:p>
          </table:table-cell>
          <table:table-cell office:value-type="float" office:value="17.3" calcext:value-type="float">
            <text:p>17,3</text:p>
          </table:table-cell>
          <table:table-cell office:value-type="float" office:value="35.3" calcext:value-type="float">
            <text:p>35,3</text:p>
          </table:table-cell>
          <table:table-cell office:value-type="float" office:value="74.25" calcext:value-type="float">
            <text:p>74,25</text:p>
          </table:table-cell>
          <table:table-cell office:value-type="float" office:value="131.5" calcext:value-type="float">
            <text:p>131,5</text:p>
          </table:table-cell>
          <table:table-cell office:value-type="float" office:value="284.9" calcext:value-type="float">
            <text:p>284,9</text:p>
          </table:table-cell>
          <table:table-cell table:formula="of:=(356.9+359)/2" office:value-type="float" office:value="357.95" calcext:value-type="float">
            <text:p>357,95</text:p>
          </table:table-cell>
          <table:table-cell table:formula="of:=(468.4+471.5)/2" office:value-type="float" office:value="469.95" calcext:value-type="float">
            <text:p>469,9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Virtio (vhost-net)</text:p>
          </table:table-cell>
          <table:table-cell office:value-type="string" calcext:value-type="string">
            <text:p>CPU (%)</text:p>
          </table:table-cell>
          <table:table-cell table:formula="of:=(52.51+70.68)/2" office:value-type="float" office:value="61.595" calcext:value-type="float">
            <text:p>61,595</text:p>
          </table:table-cell>
          <table:table-cell table:formula="of:=(51.66+57.21)/2" office:value-type="float" office:value="54.435" calcext:value-type="float">
            <text:p>54,435</text:p>
          </table:table-cell>
          <table:table-cell table:formula="of:=(52.21+75.59)/2" office:value-type="float" office:value="63.9" calcext:value-type="float">
            <text:p>63,9</text:p>
          </table:table-cell>
          <table:table-cell table:formula="of:=(50.39+83.66)/2" office:value-type="float" office:value="67.025" calcext:value-type="float">
            <text:p>67,025</text:p>
          </table:table-cell>
          <table:table-cell table:formula="of:=(50.52+83.22)/2" office:value-type="float" office:value="66.87" calcext:value-type="float">
            <text:p>66,87</text:p>
          </table:table-cell>
          <table:table-cell table:formula="of:=(51.51+63.24)/2" office:value-type="float" office:value="57.375" calcext:value-type="float">
            <text:p>57,375</text:p>
          </table:table-cell>
          <table:table-cell table:formula="of:=(50.59+54.05)/2" office:value-type="float" office:value="52.32" calcext:value-type="float">
            <text:p>52,3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hroughput (10^6bits/sec)</text:p>
          </table:table-cell>
          <table:table-cell office:value-type="float" office:value="26.3" calcext:value-type="float">
            <text:p>26,3</text:p>
          </table:table-cell>
          <table:table-cell office:value-type="float" office:value="53.95" calcext:value-type="float">
            <text:p>53,95</text:p>
          </table:table-cell>
          <table:table-cell office:value-type="float" office:value="154.2" calcext:value-type="float">
            <text:p>154,2</text:p>
          </table:table-cell>
          <table:table-cell office:value-type="float" office:value="294.05" calcext:value-type="float">
            <text:p>294,05</text:p>
          </table:table-cell>
          <table:table-cell office:value-type="float" office:value="598.9" calcext:value-type="float">
            <text:p>598,9</text:p>
          </table:table-cell>
          <table:table-cell office:value-type="float" office:value="620.9" calcext:value-type="float">
            <text:p>620,9</text:p>
          </table:table-cell>
          <table:table-cell office:value-type="float" office:value="821.55" calcext:value-type="float">
            <text:p>821,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21:57:08.483976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2T00:40:25.757526470</meta:creation-date>
    <meta:editing-duration>PT41M28S</meta:editing-duration>
    <meta:editing-cycles>5</meta:editing-cycles>
    <meta:generator>LibreOffice/6.3.2.2$Linux_X86_64 LibreOffice_project/30$Build-2</meta:generator>
    <dc:date>2019-11-27T00:42:25.836255781</dc:date>
    <meta:document-statistic meta:table-count="1" meta:cell-count="59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CPU Utilization (%)</text:p>
        </chart:title>
        <chart:legend chart:legend-position="end" svg:x="12.116cm" svg:y="3.703cm" style:legend-expansion="high" chart:style-name="ch3"/>
        <chart:plot-area chart:style-name="ch4" table:cell-range-address="Sheet1.C1:Sheet1.I2 Sheet1.A2:Sheet1.A2 Sheet1.A6:Sheet1.A6 Sheet1.C6:Sheet1.I6 Sheet1.A4:Sheet1.A4 Sheet1.C4:Sheet1.I4" chart:data-source-has-labels="both" svg:x="1.331cm" svg:y="1.275cm" svg:width="10.465cm" svg:height="6.564cm">
          <chartooo:coordinate-region svg:x="1.952cm" svg:y="1.474cm" svg:width="9.472cm" svg:height="5.718cm"/>
          <chart:axis chart:dimension="x" chart:name="primary-x" chart:style-name="ch5" chartooo:axis-type="auto">
            <chartooo:date-scale/>
            <chart:title svg:x="5.17cm" svg:y="8.019cm" chart:style-name="ch6">
              <text:p>packet size (bytes)</text:p>
            </chart:title>
            <chart:categories table:cell-range-address="Sheet1.C1:Sheet1.I1"/>
          </chart:axis>
          <chart:axis chart:dimension="y" chart:name="primary-y" chart:style-name="ch5">
            <chart:title svg:x="0.451cm" svg:y="5.726cm" chart:style-name="ch7">
              <text:p>percentage (%)</text:p>
            </chart:title>
            <chart:grid chart:style-name="ch8" chart:class="major"/>
          </chart:axis>
          <chart:series chart:style-name="ch9" chart:values-cell-range-address="Sheet1.C2:Sheet1.I2" chart:label-cell-address="Sheet1.A2:Sheet1.A2" chart:class="chart:line">
            <chart:data-point chart:repeated="7"/>
          </chart:series>
          <chart:series chart:style-name="ch10" chart:values-cell-range-address="Sheet1.C6:Sheet1.I6" chart:label-cell-address="Sheet1.A6:Sheet1.A6" chart:class="chart:line">
            <chart:data-point chart:repeated="7"/>
          </chart:series>
          <chart:series chart:style-name="ch11" chart:values-cell-range-address="Sheet1.C4:Sheet1.I4" chart:label-cell-address="Sheet1.A4:Sheet1.A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Sheet1.C1:Sheet1.I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472">
                <text:p>1472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Virtio (User)</text:p>
                <draw:g>
                  <svg:desc>Sheet1.A2:Sheet1.A2</svg:desc>
                </draw:g>
              </table:table-cell>
              <table:table-cell office:value-type="float" office:value="65.3">
                <text:p>65.3</text:p>
                <draw:g>
                  <svg:desc>Sheet1.C2:Sheet1.I2</svg:desc>
                </draw:g>
              </table:table-cell>
              <table:table-cell office:value-type="float" office:value="50.705">
                <text:p>50.705</text:p>
              </table:table-cell>
              <table:table-cell office:value-type="float" office:value="58.11">
                <text:p>58.11</text:p>
              </table:table-cell>
              <table:table-cell office:value-type="float" office:value="53.515">
                <text:p>53.515</text:p>
              </table:table-cell>
              <table:table-cell office:value-type="float" office:value="53.13">
                <text:p>53.13</text:p>
              </table:table-cell>
              <table:table-cell office:value-type="float" office:value="52.085">
                <text:p>52.085</text:p>
              </table:table-cell>
              <table:table-cell office:value-type="float" office:value="53.08">
                <text:p>53.08</text:p>
              </table:table-cell>
            </table:table-row>
            <table:table-row>
              <table:table-cell office:value-type="string">
                <text:p>Virtio (vhost-net)</text:p>
                <draw:g>
                  <svg:desc>Sheet1.A6:Sheet1.A6</svg:desc>
                </draw:g>
              </table:table-cell>
              <table:table-cell office:value-type="float" office:value="61.595">
                <text:p>61.595</text:p>
                <draw:g>
                  <svg:desc>Sheet1.C6:Sheet1.I6</svg:desc>
                </draw:g>
              </table:table-cell>
              <table:table-cell office:value-type="float" office:value="54.435">
                <text:p>54.435</text:p>
              </table:table-cell>
              <table:table-cell office:value-type="float" office:value="63.9">
                <text:p>63.9</text:p>
              </table:table-cell>
              <table:table-cell office:value-type="float" office:value="67.025">
                <text:p>67.025</text:p>
              </table:table-cell>
              <table:table-cell office:value-type="float" office:value="66.87">
                <text:p>66.87</text:p>
              </table:table-cell>
              <table:table-cell office:value-type="float" office:value="57.375">
                <text:p>57.375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e1000e (User)</text:p>
                <draw:g>
                  <svg:desc>Sheet1.A4:Sheet1.A4</svg:desc>
                </draw:g>
              </table:table-cell>
              <table:table-cell office:value-type="float" office:value="46.09">
                <text:p>46.09</text:p>
                <draw:g>
                  <svg:desc>Sheet1.C4:Sheet1.I4</svg:desc>
                </draw:g>
              </table:table-cell>
              <table:table-cell office:value-type="float" office:value="56.945">
                <text:p>56.945</text:p>
              </table:table-cell>
              <table:table-cell office:value-type="float" office:value="57.1">
                <text:p>57.1</text:p>
              </table:table-cell>
              <table:table-cell office:value-type="float" office:value="44.25">
                <text:p>44.25</text:p>
              </table:table-cell>
              <table:table-cell office:value-type="float" office:value="57.35">
                <text:p>57.35</text:p>
              </table:table-cell>
              <table:table-cell office:value-type="float" office:value="49.09">
                <text:p>49.09</text:p>
              </table:table-cell>
              <table:table-cell office:value-type="float" office:value="45.445">
                <text:p>45.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Device Throughput</text:p>
        </chart:title>
        <chart:legend chart:legend-position="end" svg:x="12.116cm" svg:y="3.703cm" style:legend-expansion="high" chart:style-name="ch3"/>
        <chart:plot-area chart:style-name="ch4" table:cell-range-address="Sheet1.C1:Sheet1.I1 Sheet1.A2:Sheet1.A2 Sheet1.A6:Sheet1.A6 Sheet1.C7:Sheet1.I7 Sheet1.A4:Sheet1.A4 Sheet1.C5:Sheet1.I5" chart:data-source-has-labels="both" svg:x="1.331cm" svg:y="1.275cm" svg:width="10.465cm" svg:height="6.564cm">
          <chartooo:coordinate-region svg:x="2.323cm" svg:y="1.474cm" svg:width="9.101cm" svg:height="5.718cm"/>
          <chart:axis chart:dimension="x" chart:name="primary-x" chart:style-name="ch5" chartooo:axis-type="auto">
            <chartooo:date-scale/>
            <chart:title svg:x="5.17cm" svg:y="8.019cm" chart:style-name="ch6">
              <text:p>packet size (bytes)</text:p>
            </chart:title>
            <chart:categories table:cell-range-address="Sheet1.C1:Sheet1.I1"/>
          </chart:axis>
          <chart:axis chart:dimension="y" chart:name="primary-y" chart:style-name="ch5">
            <chart:title svg:x="0.451cm" svg:y="6.202cm" chart:style-name="ch7">
              <text:p>throughput (10⁶ bits/s)</text:p>
            </chart:title>
            <chart:grid chart:style-name="ch8" chart:class="major"/>
          </chart:axis>
          <chart:series chart:style-name="ch9" chart:values-cell-range-address="Sheet1.C1:Sheet1.I1" chart:label-cell-address="Sheet1.A2:Sheet1.A2" chart:class="chart:line">
            <chart:data-point chart:repeated="7"/>
          </chart:series>
          <chart:series chart:style-name="ch10" chart:values-cell-range-address="Sheet1.C7:Sheet1.I7" chart:label-cell-address="Sheet1.A6:Sheet1.A6" chart:class="chart:line">
            <chart:data-point chart:repeated="7"/>
          </chart:series>
          <chart:series chart:style-name="ch11" chart:values-cell-range-address="Sheet1.C5:Sheet1.I5" chart:label-cell-address="Sheet1.A4:Sheet1.A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Sheet1.C1:Sheet1.I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472">
                <text:p>1472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Virtio (User)</text:p>
                <draw:g>
                  <svg:desc>Sheet1.A2:Sheet1.A2</svg:desc>
                </draw:g>
              </table:table-cell>
              <table:table-cell office:value-type="float" office:value="64">
                <text:p>64</text:p>
                <draw:g>
                  <svg:desc>Sheet1.C1:Sheet1.I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472">
                <text:p>147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Virtio (vhost-net)</text:p>
                <draw:g>
                  <svg:desc>Sheet1.A6:Sheet1.A6</svg:desc>
                </draw:g>
              </table:table-cell>
              <table:table-cell office:value-type="float" office:value="26.3">
                <text:p>26.3</text:p>
                <draw:g>
                  <svg:desc>Sheet1.C7:Sheet1.I7</svg:desc>
                </draw:g>
              </table:table-cell>
              <table:table-cell office:value-type="float" office:value="53.95">
                <text:p>53.95</text:p>
              </table:table-cell>
              <table:table-cell office:value-type="float" office:value="154.2">
                <text:p>154.2</text:p>
              </table:table-cell>
              <table:table-cell office:value-type="float" office:value="294.05">
                <text:p>294.05</text:p>
              </table:table-cell>
              <table:table-cell office:value-type="float" office:value="598.9">
                <text:p>598.9</text:p>
              </table:table-cell>
              <table:table-cell office:value-type="float" office:value="620.9">
                <text:p>620.9</text:p>
              </table:table-cell>
              <table:table-cell office:value-type="float" office:value="821.55">
                <text:p>821.55</text:p>
              </table:table-cell>
            </table:table-row>
            <table:table-row>
              <table:table-cell office:value-type="string">
                <text:p>e1000e (User)</text:p>
                <draw:g>
                  <svg:desc>Sheet1.A4:Sheet1.A4</svg:desc>
                </draw:g>
              </table:table-cell>
              <table:table-cell office:value-type="float" office:value="17.3">
                <text:p>17.3</text:p>
                <draw:g>
                  <svg:desc>Sheet1.C5:Sheet1.I5</svg:desc>
                </draw:g>
              </table:table-cell>
              <table:table-cell office:value-type="float" office:value="35.3">
                <text:p>35.3</text:p>
              </table:table-cell>
              <table:table-cell office:value-type="float" office:value="74.25">
                <text:p>74.25</text:p>
              </table:table-cell>
              <table:table-cell office:value-type="float" office:value="131.5">
                <text:p>131.5</text:p>
              </table:table-cell>
              <table:table-cell office:value-type="float" office:value="284.9">
                <text:p>284.9</text:p>
              </table:table-cell>
              <table:table-cell office:value-type="float" office:value="357.95">
                <text:p>357.95</text:p>
              </table:table-cell>
              <table:table-cell office:value-type="float" office:value="469.95">
                <text:p>469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